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1fde5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1"/>
      <style:text-properties officeooo:rsid="0001fde5" officeooo:paragraph-rsid="0001fde5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paragraph-rsid="0001fde5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officeooo:rsid="0001fde5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The Four Pirates of the Apocalypse</text:span></text:p>
      <text:p text:style-name="P5"><text:span text:style-name="T5">By Austin Baker</text:span></text:p>
      <text:p text:style-name="P5"><text:span text:style-name="T5"/></text:p>
      <text:p text:style-name="P2"><text:bookmark text:name="docs-internal-guid-0feb8cb7-301a-fe37-b28d-5c41c96dc038"/><text:span text:style-name="T5"><text:tab/></text:span>Blue adjusted the sail. I sighed.  “Full speed ahead,” Red shouted. She was standing at the front compartment. Spray from a wave misted across the makeshift sail. I sat silently, enduring the stupidity of my companions… or captors, I hadn't quite decided yet. A fan whirred as it sucked air through my filters.</text:p>
      <text:p text:style-name="P1"><text:tab/>Yellow turned his head towards me, I squinted in the light of his head lamp before my goggles darkened, “Private, we need you to go to the bow and adjust the rigging.”</text:p>
      <text:p text:style-name="P3"><text:tab/>“<text:span text:style-name="T1">I'm not going to play your stupid game,” I said.</text:span></text:p>
      <text:p text:style-name="P3"><text:tab/>“<text:span text:style-name="T1">Insubordination?” Blue said to no one in particular, the words distorted by an exceedingly bad pirate accent, “I be thinking he should walk the plank.”</text:span></text:p>
      <text:p text:style-name="P1"><text:tab/>Yellow turned toward Red. The light from his lamp glinted off of Red’s visor, “I think we should lock him in the brig.”</text:p>
      <text:p text:style-name="P3"><text:tab/>“<text:span text:style-name="T1">We aren't even on a boat…” I would have said more, but I was interrupted by a screeching from the tracks below us and a jarringly sudden </text:span><text:span text:style-name="T2">halt.</text:span></text:p>
      <text:p text:style-name="P3"><text:tab/>“<text:span text:style-name="T1">Avast, Engineer, what be the problem,” Blue shouted to yellow, still in his pirate accent.</text:span></text:p>
      <text:p text:style-name="P3"><text:tab/>“<text:span text:style-name="T1">We appear to have run aground, Captain.” </text:span></text:p>
      <text:p text:style-name="P3"><text:tab/>“<text:span text:style-name="T1">No, the wheels have stopped.” I said, looking out of the window and down the side of the passenger car, “it looks like someone has pulled the breaks.”</text:span></text:p>
      <text:p text:style-name="P1"><text:tab/>Red looked up at the bed sheet that she had stapled to a pole and called a sail, “I think the wind has died Captain.” The brake lever next to Red had been turned to the on position.</text:p>
      <text:p text:style-name="P1"><text:tab/>I got to my feet and walked to where Red was sitting. She turned her helmeted head to face me. Air hissed through her respirator. I squinted at her visor, but the black tint betrayed no hint of the face beneath.</text:p>
      <text:p text:style-name="P1">I wrestled the brakes into the off position, then nearly lost my footing when the train lurched into motion. </text:p>
      <text:p text:style-name="P3"><text:tab/>“<text:span text:style-name="T1">Good job Private,” Blue said.</text:span></text:p>
      <text:p text:style-name="Text_20_body"><text:span text:style-name="T4"><text:tab/>“</text:span><text:span text:style-name="T3">I hate all of you,” I said as I walked back to my seat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6:06:15.793000000</meta:creation-date>
    <dc:date>2016-09-15T16:11:57.823000000</dc:date>
    <meta:editing-duration>PT5M41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6" meta:word-count="347" meta:character-count="1874" meta:non-whitespace-character-count="1526"/>
  </office:meta>
</office:document-meta>
</file>